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FreeSans" officeooo:rsid="000ca8a2" officeooo:paragraph-rsid="000ca8a2"/>
    </style:style>
    <style:style style:name="P2" style:family="paragraph" style:parent-style-name="Standard">
      <style:paragraph-properties fo:line-height="115%"/>
      <style:text-properties style:font-name="FreeSans" officeooo:rsid="000ca8a2" officeooo:paragraph-rsid="000e17be"/>
    </style:style>
    <style:style style:name="P3" style:family="paragraph" style:parent-style-name="Standard">
      <style:paragraph-properties fo:line-height="115%"/>
      <style:text-properties style:font-name="FreeSans" fo:font-weight="bold" officeooo:rsid="000ca8a2" officeooo:paragraph-rsid="000ca8a2" style:font-weight-asian="bold" style:font-weight-complex="bold"/>
    </style:style>
    <style:style style:name="P4" style:family="paragraph" style:parent-style-name="Standard">
      <style:paragraph-properties fo:line-height="115%"/>
      <style:text-properties style:font-name="FreeSans" fo:font-weight="bold" officeooo:rsid="00115f3e" officeooo:paragraph-rsid="00115f3e" style:font-weight-asian="bold" style:font-weight-complex="bold"/>
    </style:style>
    <style:style style:name="P5" style:family="paragraph" style:parent-style-name="Standard">
      <style:paragraph-properties fo:line-height="115%"/>
      <style:text-properties style:font-name="FreeSans" fo:font-weight="bold" officeooo:rsid="00102ec4" officeooo:paragraph-rsid="00102ec4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FreeSans" officeooo:rsid="000df449" officeooo:paragraph-rsid="000df449"/>
    </style:style>
    <style:style style:name="P7" style:family="paragraph" style:parent-style-name="Standard">
      <style:paragraph-properties fo:line-height="115%"/>
      <style:text-properties style:font-name="FreeSans" officeooo:rsid="000ff155" officeooo:paragraph-rsid="000ff155"/>
    </style:style>
    <style:style style:name="P8" style:family="paragraph" style:parent-style-name="Standard">
      <style:paragraph-properties fo:line-height="115%"/>
      <style:text-properties style:font-name="FreeSans" officeooo:rsid="00115f3e" officeooo:paragraph-rsid="00115f3e"/>
    </style:style>
    <style:style style:name="P9" style:family="paragraph" style:parent-style-name="Standard" style:list-style-name="L1">
      <style:paragraph-properties fo:line-height="115%"/>
      <style:text-properties style:font-name="FreeSans" officeooo:rsid="000ca8a2" officeooo:paragraph-rsid="000ca8a2"/>
    </style:style>
    <style:style style:name="P10" style:family="paragraph" style:parent-style-name="Standard" style:list-style-name="L2">
      <style:paragraph-properties fo:line-height="115%"/>
      <style:text-properties style:font-name="FreeSans" officeooo:rsid="000ca8a2" officeooo:paragraph-rsid="000ca8a2"/>
    </style:style>
    <style:style style:name="P11" style:family="paragraph" style:parent-style-name="Standard" style:list-style-name="L10">
      <style:paragraph-properties fo:line-height="115%"/>
      <style:text-properties style:font-name="FreeSans" officeooo:rsid="000ca8a2" officeooo:paragraph-rsid="000ca8a2"/>
    </style:style>
    <style:style style:name="P12" style:family="paragraph" style:parent-style-name="Standard" style:list-style-name="L11">
      <style:paragraph-properties fo:line-height="115%"/>
      <style:text-properties style:font-name="FreeSans" officeooo:rsid="000ca8a2" officeooo:paragraph-rsid="000e17be"/>
    </style:style>
    <style:style style:name="P13" style:family="paragraph" style:parent-style-name="Standard" style:list-style-name="L11">
      <style:paragraph-properties fo:line-height="115%"/>
      <style:text-properties style:font-name="FreeSans" officeooo:rsid="000ca8a2" officeooo:paragraph-rsid="000ca8a2"/>
    </style:style>
    <style:style style:name="P14" style:family="paragraph" style:parent-style-name="Standard" style:list-style-name="L15">
      <style:paragraph-properties fo:line-height="115%"/>
      <style:text-properties style:font-name="FreeSans" officeooo:rsid="000ca8a2" officeooo:paragraph-rsid="000ca8a2"/>
    </style:style>
    <style:style style:name="P15" style:family="paragraph" style:parent-style-name="Standard" style:list-style-name="L16">
      <style:paragraph-properties fo:line-height="115%"/>
      <style:text-properties style:font-name="FreeSans" officeooo:rsid="000ca8a2" officeooo:paragraph-rsid="000ca8a2"/>
    </style:style>
    <style:style style:name="P16" style:family="paragraph" style:parent-style-name="Standard" style:list-style-name="L3">
      <style:paragraph-properties fo:line-height="115%"/>
      <style:text-properties style:font-name="FreeSans" fo:font-weight="bold" officeooo:rsid="000df449" officeooo:paragraph-rsid="000df449" style:font-weight-asian="bold" style:font-weight-complex="bold"/>
    </style:style>
    <style:style style:name="P17" style:family="paragraph" style:parent-style-name="Standard" style:list-style-name="L3">
      <style:paragraph-properties fo:line-height="115%"/>
      <style:text-properties style:font-name="FreeSans" fo:font-weight="bold" officeooo:rsid="000df449" officeooo:paragraph-rsid="0011d5c1" style:font-weight-asian="bold" style:font-weight-complex="bold"/>
    </style:style>
    <style:style style:name="P18" style:family="paragraph" style:parent-style-name="Standard" style:list-style-name="L3">
      <style:paragraph-properties fo:line-height="115%"/>
      <style:text-properties style:font-name="FreeSans" fo:font-weight="bold" officeooo:rsid="000df449" officeooo:paragraph-rsid="001407aa" style:font-weight-asian="bold" style:font-weight-complex="bold"/>
    </style:style>
    <style:style style:name="P19" style:family="paragraph" style:parent-style-name="Standard" style:list-style-name="L4">
      <style:paragraph-properties fo:line-height="115%"/>
      <style:text-properties style:font-name="FreeSans" officeooo:rsid="000df449" officeooo:paragraph-rsid="000df449"/>
    </style:style>
    <style:style style:name="P20" style:family="paragraph" style:parent-style-name="Standard" style:list-style-name="L5">
      <style:paragraph-properties fo:line-height="115%"/>
      <style:text-properties style:font-name="FreeSans" officeooo:rsid="000df449" officeooo:paragraph-rsid="000df449"/>
    </style:style>
    <style:style style:name="P21" style:family="paragraph" style:parent-style-name="Standard" style:list-style-name="L6">
      <style:paragraph-properties fo:line-height="115%"/>
      <style:text-properties style:font-name="FreeSans" officeooo:rsid="000df449" officeooo:paragraph-rsid="000df449"/>
    </style:style>
    <style:style style:name="P22" style:family="paragraph" style:parent-style-name="Standard" style:list-style-name="L3">
      <style:paragraph-properties fo:line-height="115%"/>
      <style:text-properties style:font-name="FreeSans" officeooo:rsid="000df449" officeooo:paragraph-rsid="000df449"/>
    </style:style>
    <style:style style:name="P23" style:family="paragraph" style:parent-style-name="Standard" style:list-style-name="L7">
      <style:paragraph-properties fo:line-height="115%"/>
      <style:text-properties style:font-name="FreeSans" officeooo:rsid="000df449" officeooo:paragraph-rsid="000df449"/>
    </style:style>
    <style:style style:name="P24" style:family="paragraph" style:parent-style-name="Standard" style:list-style-name="L8">
      <style:paragraph-properties fo:line-height="115%"/>
      <style:text-properties style:font-name="FreeSans" officeooo:rsid="000df449" officeooo:paragraph-rsid="000df449"/>
    </style:style>
    <style:style style:name="P25" style:family="paragraph" style:parent-style-name="Standard" style:list-style-name="L8">
      <style:paragraph-properties fo:line-height="115%"/>
      <style:text-properties style:font-name="FreeSans" officeooo:rsid="000df449" officeooo:paragraph-rsid="00168663"/>
    </style:style>
    <style:style style:name="P26" style:family="paragraph" style:parent-style-name="Standard" style:list-style-name="L9">
      <style:paragraph-properties fo:line-height="115%"/>
      <style:text-properties style:font-name="FreeSans" officeooo:rsid="000df449" officeooo:paragraph-rsid="000df449"/>
    </style:style>
    <style:style style:name="P27" style:family="paragraph" style:parent-style-name="Standard" style:list-style-name="L4">
      <style:paragraph-properties fo:line-height="115%"/>
      <style:text-properties style:font-name="FreeSans" fo:font-style="italic" officeooo:rsid="000df449" officeooo:paragraph-rsid="000df449" style:font-style-asian="italic" style:font-style-complex="italic"/>
    </style:style>
    <style:style style:name="P28" style:family="paragraph" style:parent-style-name="Standard" style:list-style-name="L11">
      <style:paragraph-properties fo:line-height="115%"/>
      <style:text-properties style:font-name="FreeSans" officeooo:rsid="000ff155" officeooo:paragraph-rsid="000ff155"/>
    </style:style>
    <style:style style:name="P29" style:family="paragraph" style:parent-style-name="Standard" style:list-style-name="L12">
      <style:paragraph-properties fo:line-height="115%"/>
      <style:text-properties style:font-name="FreeSans" officeooo:rsid="000ff155" officeooo:paragraph-rsid="00168663"/>
    </style:style>
    <style:style style:name="P30" style:family="paragraph" style:parent-style-name="Standard" style:list-style-name="L12">
      <style:paragraph-properties fo:line-height="115%"/>
      <style:text-properties style:font-name="FreeSans" officeooo:rsid="000ff155" officeooo:paragraph-rsid="000ff155"/>
    </style:style>
    <style:style style:name="P31" style:family="paragraph" style:parent-style-name="Standard" style:list-style-name="L13">
      <style:paragraph-properties fo:line-height="115%"/>
      <style:text-properties style:font-name="FreeSans" officeooo:rsid="00115f3e" officeooo:paragraph-rsid="00115f3e"/>
    </style:style>
    <style:style style:name="P32" style:family="paragraph" style:parent-style-name="Standard" style:list-style-name="L14">
      <style:paragraph-properties fo:line-height="115%"/>
      <style:text-properties style:font-name="FreeSans" officeooo:rsid="00115f3e" officeooo:paragraph-rsid="00115f3e"/>
    </style:style>
    <style:style style:name="P33" style:family="paragraph" style:parent-style-name="Standard" style:list-style-name="L4">
      <style:paragraph-properties fo:line-height="115%"/>
      <style:text-properties style:font-name="FreeSans" officeooo:rsid="0019fd14" officeooo:paragraph-rsid="0019fd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449"/>
    </style:style>
    <style:style style:name="T3" style:family="text">
      <style:text-properties officeooo:rsid="000e17be"/>
    </style:style>
    <style:style style:name="T4" style:family="text">
      <style:text-properties officeooo:rsid="00102ec4"/>
    </style:style>
    <style:style style:name="T5" style:family="text">
      <style:text-properties fo:color="#ce181e" fo:font-weight="normal" officeooo:rsid="0011d5c1" style:font-weight-asian="normal" style:font-weight-complex="normal"/>
    </style:style>
    <style:style style:name="T6" style:family="text">
      <style:text-properties fo:color="#ce181e" fo:font-weight="normal" officeooo:rsid="0019fd14" style:font-weight-asian="normal" style:font-weight-complex="normal"/>
    </style:style>
    <style:style style:name="T7" style:family="text">
      <style:text-properties officeooo:rsid="001883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PT 00</text:p>
      <text:p text:style-name="P1">Nauka szybkiego pisania na klawiaturze:</text:p>
      <text:list xml:id="list3921957131" text:style-name="L1">
        <text:list-item>
          <text:p text:style-name="P9"><text:a xlink:type="simple" xlink:href="http://www.szybkiepisanienaklawiaturze.pl/test.htm" text:style-name="Internet_20_link" text:visited-style-name="Visited_20_Internet_20_Link">http://www.szybkiepisanienaklawiaturze.pl/test.htm</text:a> </text:p>
        </text:list-item>
        <text:list-item>
          <text:p text:style-name="P9"><text:a xlink:type="simple" xlink:href="http://www.kurspisania.pl/" text:style-name="Internet_20_link" text:visited-style-name="Visited_20_Internet_20_Link">http://www.kurspisania.pl</text:a>,</text:p>
        </text:list-item>
        <text:list-item>
          <text:p text:style-name="P9"><text:a xlink:type="simple" xlink:href="http://www.typingstudy.com/pl-polish-3" text:style-name="Internet_20_link" text:visited-style-name="Visited_20_Internet_20_Link">http://www.typingstudy.com/pl-polish-3</text:a>,</text:p>
        </text:list-item>
        <text:list-item>
          <text:p text:style-name="P9"><text:a xlink:type="simple" xlink:href="http://www.keybr.com/" text:style-name="Internet_20_link" text:visited-style-name="Visited_20_Internet_20_Link">http://www.keybr.com</text:a>.</text:p>
        </text:list-item>
      </text:list>
      <text:p text:style-name="P1"/>
      <text:p text:style-name="P1">Jak działają przeglądarki internetowe:</text:p>
      <text:list xml:id="list70055428" text:style-name="L2">
        <text:list-item>
          <text:p text:style-name="P10"><text:a xlink:type="simple" xlink:href="http://sekurak.pl/jak-dzialaja-wspolczesne-przegladarki-internetowe" text:style-name="Internet_20_link" text:visited-style-name="Visited_20_Internet_20_Link">http://sekurak.pl/jak-dzialaja-wspolczesne-przegladarki-</text:a><text:a xlink:type="simple" xlink:href="http://sekurak.pl/jak-dzialaja-wspolczesne-przegladarki-internetowe" text:style-name="Internet_20_link" text:visited-style-name="Visited_20_Internet_20_Link"><text:span text:style-name="T2">i</text:span></text:a><text:a xlink:type="simple" xlink:href="http://sekurak.pl/jak-dzialaja-wspolczesne-przegladarki-internetowe" text:style-name="Internet_20_link" text:visited-style-name="Visited_20_Internet_20_Link">nternetowe</text:a>.</text:p>
        </text:list-item>
        <text:list-item>
          <text:p text:style-name="P10"><text:a xlink:type="simple" xlink:href="http://www.html5rocks.com/en/tutorials/internals/howbrowserswork" text:style-name="Internet_20_link" text:visited-style-name="Visited_20_Internet_20_Link">http://www.html5rocks.com/en/tutorials/internals/howbrowserswork</text:a>.</text:p>
        </text:list-item>
      </text:list>
      <text:p text:style-name="P6"/>
      <text:p text:style-name="P6">Jak przerabiać prework:</text:p>
      <text:list xml:id="list3970631787" text:style-name="L3">
        <text:list-item>
          <text:p text:style-name="P16">Przygotowanie komputera do pracy <text:span text:style-name="T5">(zrobione)</text:span></text:p>
        </text:list-item>
        <text:list-item>
          <text:p text:style-name="P17">Nauka GIT (narzędzie do kontroli wersji): ok. 3-6h. <text:span text:style-name="T5">(zrobione)</text:span></text:p>
        </text:list-item>
      </text:list>
      <text:list xml:id="list42824528" text:style-name="L4">
        <text:list-item>
          <text:list>
            <text:list-item>
              <text:p text:style-name="P19">Kurs online: <text:a xlink:type="simple" xlink:href="https://try.github.io/levels/1/challenges/1" text:style-name="Internet_20_link" text:visited-style-name="Visited_20_Internet_20_Link">https://try.github.io/levels/1/challenges/1</text:a></text:p>
            </text:list-item>
            <text:list-item>
              <text:p text:style-name="P19">Przeczytanie ppt i zrobienie notatek.</text:p>
            </text:list-item>
            <text:list-item>
              <text:p text:style-name="P19">Jeżeli nadal masz czas i chcesz więcej dowiedzieć się o systemie GIT możesz zajrzeć do jednej z tych książek: <text:a xlink:type="simple" xlink:href="https://git-scm.com/book/pl/v1" text:style-name="Internet_20_link" text:visited-style-name="Visited_20_Internet_20_Link">https://git-scm.com/book/pl/v1</text:a> – książka twórców GITa - <text:span text:style-name="T7">t</text:span>łumaczy działanie całego systemu; <text:span text:style-name="T3">lub </text:span><text:a xlink:type="simple" xlink:href="https://www.git-tower.com/learn/git/ebook" text:style-name="Internet_20_link" text:visited-style-name="Visited_20_Internet_20_Link">https://www.git-tower.com/learn/git/ebook</text:a> – wprowadza w używanie GITa od podstaw.</text:p>
            </text:list-item>
            <text:list-item>
              <text:p text:style-name="P33">Kurs e-learningowy Code School: Git Real: <text:a xlink:type="simple" xlink:href="https://www.pluralsight.com/courses/code-school-git-real" text:style-name="Internet_20_link" text:visited-style-name="Visited_20_Internet_20_Link">https://www.pluralsight.com/courses/code-school-git-real</text:a> </text:p>
            </text:list-item>
            <text:list-item>
              <text:p text:style-name="P27">Sugestia: w ppt 00 na slajdach 54-55 jest inna kolejność działań, niż w ppt dot. Gita. Np. w ppt 00 książka twórców Gita jest materiałem dodatkowym, a w ppt dot. Gita – podstawą. Samo jej opanowanie zajmuje kilka ładnych godzin.</text:p>
            </text:list-item>
          </text:list>
        </text:list-item>
      </text:list>
      <text:list xml:id="list94003004278826" text:continue-list="list3970631787" text:style-name="L3">
        <text:list-item>
          <text:p text:style-name="P18">Nauka HTML i CSS: ok. 10-15h. <text:span text:style-name="T5">(zrobione)</text:span></text:p>
        </text:list-item>
      </text:list>
      <text:list xml:id="list2307006979" text:style-name="L5">
        <text:list-item>
          <text:list>
            <text:list-item>
              <text:p text:style-name="P20">Przeczytaj naszą prezentację 'HTML i CSS': Wprowadzi Cię ona w podstawy HTML i CSS. Pamiętaj żeby każdy przykład, który jest w prezentacji przepisać do pliku HTML i uruchomić, dzięki temu więcej zapamiętasz.</text:p>
            </text:list-item>
            <text:list-item>
              <text:p text:style-name="P20">Sprawdź swoją znajomość selektorów CSS: Jeżeli przerobiłeś naszą prezentację to swoją znajomość selektorów CSS możesz łatwo sprawdzić tutaj: <text:a xlink:type="simple" xlink:href="http://flukeout.github.io/" text:style-name="Internet_20_link" text:visited-style-name="Visited_20_Internet_20_Link">http://flukeout.github.io/</text:a> </text:p>
            </text:list-item>
            <text:list-item>
              <text:p text:style-name="P20">Jeżeli masz czas: Jeżeli nadal masz czas i chcesz tworzyć ładne strony HTML to dobrze jeżeli zainteresujesz się jakimś frameworkiem. Najpopularniejsze to: Bootstrap – <text:a xlink:type="simple" xlink:href="http://getbootstrap.com/getting-started/" text:style-name="Internet_20_link" text:visited-style-name="Visited_20_Internet_20_Link">http://getbootstrap.com/getting-started/</text:a>, Foundation - http://foundation.zurb.com/sites/getting-started.html</text:p>
            </text:list-item>
          </text:list>
        </text:list-item>
      </text:list>
      <text:list xml:id="list94004831687175" text:continue-list="list94003004278826" text:style-name="L3">
        <text:list-item>
          <text:p text:style-name="P18">Przerobienie warsztatów z HTML i CSS: ok. 10h. <text:span text:style-name="T5">(zrobione)</text:span></text:p>
        </text:list-item>
      </text:list>
      <text:list xml:id="list4155106987" text:style-name="L6">
        <text:list-item>
          <text:p text:style-name="P21">Dostań dostęp do ćwiczeń: Żeby dostać dostęp do ćwiczeń musisz wysłać do swojego mentora następujące informacje: 1. Nazwę swojego konta na GitHubie, 2. Termin kursu na który idziesz. </text:p>
        </text:list-item>
        <text:list-item>
          <text:p text:style-name="P21">Przeczytaj prezentację „Jak robić zadania”: Prezentacje wytłumaczy Ci jak robić zadania i jak je wysłać do swojego mentora.</text:p>
        </text:list-item>
        <text:list-item>
          <text:p text:style-name="P21">Pamiętaj że zaliczenie tej części preworku jest obowiązkowe. Zadania musisz wysłać do mentora najpóźniej na 2 tygodnie przed rozpoczęciem twojego kursu!</text:p>
        </text:list-item>
      </text:list>
      <text:list xml:id="list94003616773901" text:continue-list="list94004831687175" text:style-name="L3">
        <text:list-item>
          <text:p text:style-name="P16">Nauka obsługi Linuxa: ok. 15h.</text:p>
          <text:p text:style-name="P22"><text:soft-page-break/>Prawie cały Internet jest oparty o systemy typu Linux. Tak samo jak wasza maszyna wirtualna. Dlatego musisz nauczyć się chociaż podstaw korzystania z tego systemu (i to używając tylko konsoli):</text:p>
        </text:list-item>
      </text:list>
      <text:list xml:id="list817405866" text:style-name="L7">
        <text:list-item>
          <text:p text:style-name="P23">Obejrzyj wideotutoriale: Najłatwiej Ci będzie nauczyć się pracy w konsoli Linuxowej patrząc jak ktoś z niej korzysta. Dlatego obejrzyj <text:a xlink:type="simple" xlink:href="https://goo.gl/C0z6KD" text:style-name="Internet_20_link" text:visited-style-name="Visited_20_Internet_20_Link">https://goo.gl/C0z6KD</text:a></text:p>
        </text:list-item>
        <text:list-item>
          <text:p text:style-name="P23">Przeczytaj prezentację "Podstawy Linuxa" i zrób ćwiczenia do niej: Prezentacje jeszcze raz przeprowadzi Cię przez podstawy korzystania z Linuxa i wprowadzi też z bardziej zaawansowane części które mogą Ci się kiedyś przydać.</text:p>
        </text:list-item>
      </text:list>
      <text:list xml:id="list94003454232157" text:continue-list="list94003616773901" text:style-name="L3">
        <text:list-item>
          <text:p text:style-name="P18">Nauka Javy. <text:span text:style-name="T5">(zrobione)</text:span></text:p>
          <text:p text:style-name="P22">Przed kursem prosimy Cię o przerobienie prezentacji zawierającej podstawy programowania w Javie.</text:p>
        </text:list-item>
      </text:list>
      <text:list xml:id="list2244826867" text:style-name="L8">
        <text:list-item>
          <text:p text:style-name="P24">Przeczytaj prezentację "Java podstawy": Wprowadzi Cię ona w podstawy języka. </text:p>
        </text:list-item>
        <text:list-item>
          <text:p text:style-name="P24">Pamiętaj żeby każdy przykład który jest w prezentacji przepisać do pliku .java i uruchomić, dzięki temu więcej zapamiętasz. </text:p>
        </text:list-item>
        <text:list-item>
          <text:p text:style-name="P24">Jeżeli masz jakieś problemy lub coś nie jest do końca jasne, napisz do swojego mentora.</text:p>
        </text:list-item>
        <text:list-item>
          <text:p text:style-name="P25">Jeżeli masz czas: Przed kursem przerób podstawowy kurs z języka Java, dostępny pod adresem: <text:a xlink:type="simple" xlink:href="https://www.codecademy.com/learn/learn-java" text:style-name="Internet_20_link" text:visited-style-name="Visited_20_Internet_20_Link">https://www.codecademy.com/learn/learn-java</text:a>. Dzięki temu zajęcia pójdą Ci o wiele sprawniej, szybciej i więcej z nich wyniesiesz. <text:span text:style-name="T5">(zrobione. </text:span><text:span text:style-name="T6">Oprócz tego: Kurs Java Kobiety do Kodu, książka Marcin Lis: Java. Podstawy</text:span><text:span text:style-name="T5">)</text:span></text:p>
        </text:list-item>
      </text:list>
      <text:list xml:id="list94004363326662" text:continue-list="list94003454232157" text:style-name="L3">
        <text:list-header>
          <text:p text:style-name="P22"/>
        </text:list-header>
        <text:list-item>
          <text:p text:style-name="P18">Przerobienie warsztatów z Javy. <text:span text:style-name="T5">(zrobione)</text:span></text:p>
          <text:p text:style-name="P22">Żeby sprawdzić swoją znajomość podstaw Javy zrób ćwiczenia umieszczone na GitHubie:</text:p>
        </text:list-item>
      </text:list>
      <text:list xml:id="list2556023423" text:style-name="L9">
        <text:list-item>
          <text:p text:style-name="P26">Dostań dostęp do ćwiczeń: Żeby dostać dostęp do ćwiczeń musisz wysłać do swojego mentora następujące informacje: Nazwę swojego konta na GitHubie, Termin kursu na który idziesz.</text:p>
        </text:list-item>
        <text:list-item>
          <text:p text:style-name="P26">Przeczytaj prezentację "Jak robić zadania": Prezentacja wytłumaczy Ci jak robić zadania i jak je wysłać do swojego mentora.</text:p>
        </text:list-item>
        <text:list-item>
          <text:p text:style-name="P26">Pamiętaj że zaliczenie tej części preworku jest obowiązkowe. Zadania</text:p>
          <text:p text:style-name="P26">musisz wysłać do mentora najpóźniej na 2 tygodnie przed rozpoczęciem</text:p>
          <text:p text:style-name="P26">twojego kursu! </text:p>
        </text:list-item>
      </text:list>
      <text:p text:style-name="P1"/>
      <text:p text:style-name="P1"><text:span text:style-name="T1">IDE (ang. Integrated Development Environment)</text:span> jest aplikacją, która wspomaga proces pisania kodu. <text:span text:style-name="T3">Najważniejsze funkcje:</text:span></text:p>
      <text:list xml:id="list581042770" text:style-name="L10">
        <text:list-item>
          <text:p text:style-name="P11">Zarządzanie projektami – IDE pomoże nam utrzymywać porządek w naszych projektach, odseparowując je od siebie.</text:p>
        </text:list-item>
        <text:list-item>
          <text:p text:style-name="P11">Autouzupełnianie kodu – IDE będzie umiało podpowiedzieć nam kod, który chcemy napisać. Musimy jednak pamiętać, że IDE nie jest bezbłędne, czasami może źle podpowiadać.</text:p>
        </text:list-item>
        <text:list-item>
          <text:p text:style-name="P11">Debugger – IDE powinno wspomagać proces wyszukiwania błędów.</text:p>
        </text:list-item>
      </text:list>
      <text:p text:style-name="P1"/>
      <text:p text:style-name="P1">Najpopularniejsze IDE</text:p>
      <text:p text:style-name="P2">Dla języka Java istnieje wiele IDE. Najpopularniejsze z nich to:</text:p>
      <text:list xml:id="list1005966595" text:style-name="L11">
        <text:list-item>
          <text:p text:style-name="P12">IntelliJ IDEA – uznawane za najpotężniejsze IDE, inteligentne i efektywne, płatne do zastosowań komercyjnych. Z niego będziemy korzystali na zajęciach.</text:p>
        </text:list-item>
        <text:list-item>
          <text:p text:style-name="P12"><text:soft-page-break/>NetBeans – darmowe IDE ze wsparciem dla Swing GUI Builder (wizualny edytor do biblioteki graficznej SWING).</text:p>
        </text:list-item>
        <text:list-item>
          <text:p text:style-name="P13">Eclipse – darmowe IDE zarówno do użytku prywatnego jak i komercyjnego.</text:p>
        </text:list-item>
        <text:list-item>
          <text:p text:style-name="P13">STS – darmowe IDE oparte na Eclipse z wtyczką wspierającą programowanie z użyciem frameworka Spring.</text:p>
          <text:p text:style-name="P13"/>
        </text:list-item>
        <text:list-item>
          <text:p text:style-name="P13">Podczas kursu będziemy korzystać z IDE IntelliJ IDEA w wersji Ultimate, która ma wsparcie dla Javy EE, Springa oraz tworzenia aplikacji webowych (HTML, JS).</text:p>
          <text:p text:style-name="P13">Wszystkie te funkcjonalności są wbudowane w platformę IntelliJ, dzięki czemu nie musimy już doinstalowywać żadnych dodatkowych pluginów.</text:p>
        </text:list-item>
        <text:list-item>
          <text:p text:style-name="P13">Środowisko to ma bardzo dużo przydatnych funkcji i jego dobre opanowanie bardzo pomaga i przyśpiesza tworzenie oprogramowania.</text:p>
        </text:list-item>
        <text:list-item>
          <text:p text:style-name="P12">W IntelliJ wiele czynności można wykonywać przy pomocy skrótów klawiszowych. Poniżej znajdziesz link do ich listy: <text:a xlink:type="simple" xlink:href="https://resources.jetbrains.com/storage/products/intellij-idea/docs/IntelliJIDEA_ReferenceCard.pdf" text:style-name="Internet_20_link" text:visited-style-name="Visited_20_Internet_20_Link">https://resources.jetbrains.com/storage/products/intellij-idea/docs/IntelliJIDEA_ReferenceCard.pdf</text:a> <text:s/></text:p>
        </text:list-item>
        <text:list-item>
          <text:p text:style-name="P12">Podczas przygotowywania komputera do pracy, instalowaliśmy IntelliJ w wersji testowej. Pozwala ona na korzystanie z IDE przez 30 dni. Po tym czasie program będzie wyświetlał informację o konieczności wprowadzenia kodu aktywacyjnego, który umożliwi dalsze używanie wersji Ultimate.</text:p>
        </text:list-item>
        <text:list-item>
          <text:p text:style-name="P12">Indywidualny kod aktywacyjny zostanie przesłany drogą mailową – po jego zarejestrowaniu otrzymacie półroczną licencję na korzystanie z IntelliJ.</text:p>
        </text:list-item>
        <text:list-item>
          <text:p text:style-name="P12">Jeżeli jednak wolisz używać innego środowiska, to nic nie stoi na przeszkodzie. Pamiętaj jednak że wykładowca może nie być w stanie pomóc Ci w szczególnych przypadkach (takich jak np. debugowanie czy instalacja potrzebnych wtyczek).</text:p>
          <text:p text:style-name="P12"/>
        </text:list-item>
        <text:list-item>
          <text:p text:style-name="P12">IntelliJ to IDE, które zostało w bardzo wysokim stopniu dostosowane do pisania kodu <text:span text:style-name="T3">w</text:span> języku Java.</text:p>
        </text:list-item>
        <text:list-item>
          <text:p text:style-name="P12">Jest popularne wśród programistów i bardzo często stosowane przez firmy do użytku komercyjnego.</text:p>
        </text:list-item>
        <text:list-item>
          <text:p text:style-name="P12">Wydawca IntelliJ posiada też wiele środowisk, przystosowanych do pisania kodu w innych językach (także z bardzo dobrym wsparciem).</text:p>
        </text:list-item>
        <text:list-item>
          <text:p text:style-name="P12">Ogromną zaletą są inteligentne podpowiedzi, udoskonalona statyczna kontrola kodu, wsparcie dla wielu frameworków, współpraca z Gitem i wiele innych.</text:p>
        </text:list-item>
        <text:list-item>
          <text:p text:style-name="P12">Dokładne informacje na temat IntelliJ – instalacji, tworzenia nowego projektu, importowania już stworzonych itd., znajdziesz na stronie producenta. Dowiesz się tam także o wielu przydatnych sposobach na efektywne wykorzystanie narzędzia, które obecnie jest uznawane za najlepsze do rozwijania projektów pisanych w Java: <text:a xlink:type="simple" xlink:href="https://www.jetbrains.com/idea/documentation/" text:style-name="Internet_20_link" text:visited-style-name="Visited_20_Internet_20_Link">https://www.jetbrains.com/idea/documentation/</text:a> </text:p>
        </text:list-item>
        <text:list-item>
          <text:p text:style-name="P28"><text:span text:style-name="T1">Podstawy korzystania z IntelliJ: slajdy 75-83. </text:span>Tutorial: <text:a xlink:type="simple" xlink:href="https://www.jetbrains.com/help/idea/meet-intellij-idea.html" text:style-name="Internet_20_link" text:visited-style-name="Visited_20_Internet_20_Link">https://www.jetbrains.com/help/idea/meet-intellij-idea.html</text:a>. </text:p>
        </text:list-item>
      </text:list>
      <text:p text:style-name="P7"/>
      <text:p text:style-name="P5">Na wypadek wolnego czasu:</text:p>
      <text:p text:style-name="P7"><text:span text:style-name="T4">1. </text:span>Powtórka z HTML i CSS. Co prawda na kursie uczymy się programowania serwerowego, ale dobrze jeżeli programista backendowy zna też technologie frontendowe. Dlatego przyswój następującą wiedzę:</text:p>
      <text:list xml:id="list162704786" text:style-name="L12">
        <text:list-item>
          <text:p text:style-name="P29"><text:soft-page-break/><text:a xlink:type="simple" xlink:href="http://flukeout.github.io/" text:style-name="Internet_20_link" text:visited-style-name="Visited_20_Internet_20_Link">http://flukeout.github.io/</text:a> - tutorial, który w łatwy sposób wprowadzi Cię w język znaczników CSS. Ta wiedza będzie bardzo potrzebna w 3cim tygodniu kursu. <text:span text:style-name="T5">(zrobione)</text:span></text:p>
        </text:list-item>
        <text:list-item>
          <text:p text:style-name="P30"><text:a xlink:type="simple" xlink:href="https://css-tricks.com/snippets/css/a-guide-to-flexbox/" text:style-name="Internet_20_link" text:visited-style-name="Visited_20_Internet_20_Link">https://css-tricks.com/snippets/css/a-guide-to-flexbox/</text:a> - tutorial który wytłumaczy na czym polega Flexbox (technologia wprowadzona w CSS3).</text:p>
        </text:list-item>
        <text:list-item>
          <text:p text:style-name="P30"><text:a xlink:type="simple" xlink:href="http://getbootstrap.com/getting-started/" text:style-name="Internet_20_link" text:visited-style-name="Visited_20_Internet_20_Link">http://getbootstrap.com/getting-started/</text:a> - bootstrap to framework CSS dzięki któremu łatwiej zrobisz wygodną i responsywną stronę.</text:p>
        </text:list-item>
        <text:list-item>
          <text:p text:style-name="P30"><text:a xlink:type="simple" xlink:href="http://foundation.zurb.com/sites/getting" text:style-name="Internet_20_link" text:visited-style-name="Visited_20_Internet_20_Link">http://foundation.zurb.com/sites/getting</text:a> -started.html - Foundation to konkurencja dla Bootstrapa.</text:p>
        </text:list-item>
        <text:list-item>
          <text:p text:style-name="P30">Wybierz ten framework który bardziej Ci się podoba.</text:p>
        </text:list-item>
      </text:list>
      <text:p text:style-name="P7"/>
      <text:p text:style-name="P4">Przydatne miejsca:</text:p>
      <text:p text:style-name="P8">Strony na których znajdziesz wiele fajnych informacji na temat Java. Warto żebyś zaglądał</text:p>
      <text:p text:style-name="P8">na nie często, także podczas kursu.</text:p>
      <text:list xml:id="list2626845872" text:style-name="L13">
        <text:list-item>
          <text:p text:style-name="P31"><text:a xlink:type="simple" xlink:href="http://docs.oracle.com/javase/8/docs/api/index.html" text:style-name="Internet_20_link" text:visited-style-name="Visited_20_Internet_20_Link">http://docs.oracle.com/javase/8/docs/api/index.html</text:a> - specyfikację API dla platformy Java Standard Edition.</text:p>
        </text:list-item>
        <text:list-item>
          <text:p text:style-name="P31"><text:a xlink:type="simple" xlink:href="https://docs.oracle.com/javase/tutorial/index.html" text:style-name="Internet_20_link" text:visited-style-name="Visited_20_Internet_20_Link">https://docs.oracle.com/javase/tutorial/index.html</text:a> - praktyczne przewodniki dla programistów, którzy chcą korzystać z języka programowania Java do tworzenia aplikacji.</text:p>
        </text:list-item>
        <text:list-item>
          <text:p text:style-name="P31"><text:a xlink:type="simple" xlink:href="http://spring.io/" text:style-name="Internet_20_link" text:visited-style-name="Visited_20_Internet_20_Link">http://spring.io/</text:a> - oficjalna strona frameworka Spring, którego będziecie uczyć się podczas kursu.</text:p>
        </text:list-item>
        <text:list-item>
          <text:p text:style-name="P31"><text:a xlink:type="simple" xlink:href="http://spring.io/guides" text:style-name="Internet_20_link" text:visited-style-name="Visited_20_Internet_20_Link">http://spring.io/guides</text:a> - przewodniki i tutoriale związane ze Spring.</text:p>
        </text:list-item>
        <text:list-item>
          <text:p text:style-name="P31"><text:a xlink:type="simple" xlink:href="http://docs.oracle.com/en/java/" text:style-name="Internet_20_link" text:visited-style-name="Visited_20_Internet_20_Link">http://docs.oracle.com/en/java/</text:a> - dokumentacja.</text:p>
        </text:list-item>
      </text:list>
      <text:p text:style-name="P8"/>
      <text:p text:style-name="P8">Strony o tematyce ogólnej:</text:p>
      <text:list xml:id="list289735507" text:style-name="L14">
        <text:list-item>
          <text:p text:style-name="P32"><text:a xlink:type="simple" xlink:href="http://sekurak.pl/" text:style-name="Internet_20_link" text:visited-style-name="Visited_20_Internet_20_Link">http://sekurak.pl/</text:a> - magazyn o bezpieczeństwie w sieci.</text:p>
        </text:list-item>
        <text:list-item>
          <text:p text:style-name="P32"><text:a xlink:type="simple" xlink:href="http://wazniak.mimuw.edu.pl/" text:style-name="Internet_20_link" text:visited-style-name="Visited_20_Internet_20_Link">http://wazniak.mimuw.edu.pl/</text:a> - strona prowadzone przez wykładowców UW. Można znaleźć na niej materiały z wielu wykładów przez nich prowadzonych.</text:p>
        </text:list-item>
        <text:list-item>
          <text:p text:style-name="P32"><text:a xlink:type="simple" xlink:href="https://blog.codinghorror.com/" text:style-name="Internet_20_link" text:visited-style-name="Visited_20_Internet_20_Link">https://blog.codinghorror.com/</text:a> - blog z przymrużeniem oka. Nie tylko o programowaniu, ale poświęcony tematyce IT.</text:p>
        </text:list-item>
      </text:list>
      <text:p text:style-name="P1"/>
      <text:p text:style-name="P3">PPT 01. Wstęp</text:p>
      <text:list xml:id="list2355204998" text:style-name="L15">
        <text:list-item>
          <text:p text:style-name="P14"><text:span text:style-name="T1">Jak działa internet</text:span> <text:a xlink:type="simple" xlink:href="https://www.youtube.com/watch?v=7_LPdttKXPc" text:style-name="Internet_20_link" text:visited-style-name="Visited_20_Internet_20_Link">https://www.youtube.com/watch?v=7_LPdttKXPc</text:a></text:p>
        </text:list-item>
        <text:list-item>
          <text:p text:style-name="P14"><text:span text:style-name="T1">HTTP – Hypertext Transfer Protocol </text:span>- Jest to protokół służący do komunikacji</text:p>
          <text:p text:style-name="P14">między przeglądarką internetową a serwerem. Protokół to zbiór reguł i kroków postępowania, które są wykonywane w celu nawiązania łączności lub wymiany danych. Zrozumienie tego protokołu jest bardzo ważne dla każdej osoby związanej z</text:p>
          <text:p text:style-name="P14">programowaniem aplikacji i stron internetowych. Nie omiń tego artykułu: <text:a xlink:type="simple" xlink:href="http://kobietydokodu.pl/niezbednik-juniora-protokol-http" text:style-name="Internet_20_link" text:visited-style-name="Visited_20_Internet_20_Link">http://kobietydokodu.pl/niezbednik-juniora-protokol-http</text:a> </text:p>
        </text:list-item>
        <text:list-item>
          <text:p text:style-name="P14"><text:span text:style-name="T1">IDE to zintegrowane środowisko programistyczne</text:span> (ang. Integrated Development Environment). Jest to program (lub zbiór programów) mających usprawnić pisanie kodu. Główne zalety IDE to: autouzupełnianie kodu, kolorowanie składni i pomoc w wyszukiwaniu błędów i debugowaniu.</text:p>
        </text:list-item>
      </text:list>
      <text:p text:style-name="P1">Jak się uczyć?</text:p>
      <text:list xml:id="list1110891837" text:style-name="L16">
        <text:list-item>
          <text:p text:style-name="P15">Czytaj artykuły, np. <text:a xlink:type="simple" xlink:href="http://www.smashingmagazine.com/" text:style-name="Internet_20_link" text:visited-style-name="Visited_20_Internet_20_Link">http://www.smashingmagazine.com</text:a> </text:p>
        </text:list-item>
        <text:list-item>
          <text:p text:style-name="P15">Przeglądaj TT, np. <text:a xlink:type="simple" xlink:href="http://uptodate.frontendrescue.org/pl" text:style-name="Internet_20_link" text:visited-style-name="Visited_20_Internet_20_Link">http://uptodate.frontendrescue.org/pl</text:a> </text:p>
        </text:list-item>
        <text:list-item>
          <text:p text:style-name="P15"><text:soft-page-break/>Rób zadania, np. <text:a xlink:type="simple" xlink:href="http://www.codecademy.com/" text:style-name="Internet_20_link" text:visited-style-name="Visited_20_Internet_20_Link">http://www.codecademy.com</text:a>, <text:a xlink:type="simple" xlink:href="http://www.codeschool.com/" text:style-name="Internet_20_link" text:visited-style-name="Visited_20_Internet_20_Link">http://www.codeschool.com</text:a>, <text:a xlink:type="simple" xlink:href="http://www.codewars.com/" text:style-name="Internet_20_link" text:visited-style-name="Visited_20_Internet_20_Link">http://www.codewars.com</text:a>, <text:a xlink:type="simple" xlink:href="http://codefights.com/" text:style-name="Internet_20_link" text:visited-style-name="Visited_20_Internet_20_Link">http://codefights.com</text:a>, <text:a xlink:type="simple" xlink:href="http://projecteuler.net/" text:style-name="Internet_20_link" text:visited-style-name="Visited_20_Internet_20_Link">http://projecteuler.net</text:a> </text:p>
        </text:list-item>
        <text:list-item>
          <text:p text:style-name="P15">Czytaj książki, np. <text:a xlink:type="simple" xlink:href="http://eloquentjavascript.net/Eloquent_JavaScript.pdf" text:style-name="Internet_20_link" text:visited-style-name="Visited_20_Internet_20_Link">http://eloquentjavascript.net/Eloquent_JavaScript.pdf</text:a>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8:43:34.779735865</meta:creation-date>
    <meta:generator>LibreOffice/6.0.3.2$Linux_X86_64 LibreOffice_project/00m0$Build-2</meta:generator>
    <dc:date>2018-09-09T09:40:02.646341406</dc:date>
    <meta:editing-duration>PT1H34M19S</meta:editing-duration>
    <meta:editing-cycles>9</meta:editing-cycles>
    <meta:document-statistic meta:table-count="0" meta:image-count="0" meta:object-count="0" meta:page-count="5" meta:paragraph-count="97" meta:word-count="1366" meta:character-count="10478" meta:non-whitespace-character-count="9256"/>
  </office:meta>
</office:document-meta>
</file>